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0FA9544B442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nanda Black" svg:font-family="'Ananda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dash" draw:stroke-dash="_33__20_Dashes_20_3_20_Dots_20__28_var_29_" svg:stroke-width="0.203cm" svg:stroke-color="#d4ea6b" draw:marker-start-width="0.508cm" draw:marker-end-width="0.508cm" draw:fill="gradient" draw:fill-color="#729fcf" draw:fill-gradient-name="Gradient_20_1" draw:gradient-step-count="0" draw:opacity="50%" draw:textarea-vertical-align="middle" fo:padding-top="0.226cm" fo:padding-bottom="0.226cm" fo:padding-left="0.351cm" fo:padding-right="0.351cm" draw:shadow-offset-x="0.203cm" draw:shadow-offset-y="0.203cm" draw:shadow-opacity="50%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dash" draw:stroke-dash="_33__20_Dashes_20_3_20_Dots_20__28_var_29_" svg:stroke-width="0.203cm" svg:stroke-color="#d4ea6b" draw:marker-start-width="0.508cm" draw:marker-end-width="0.508cm" draw:fill="gradient" draw:fill-color="#729fcf" draw:fill-gradient-name="Gradient_20_1" draw:gradient-step-count="0" draw:opacity="50%" draw:textarea-horizontal-align="left" draw:textarea-vertical-align="top" fo:padding-top="0.226cm" fo:padding-bottom="0.226cm" fo:padding-left="0.351cm" fo:padding-right="0.351cm" draw:shadow-offset-x="0.203cm" draw:shadow-offset-y="0.203cm" draw:shadow-opacity="50%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color="#729fcf" draw:fill-gradient-name="Gradient_20_1" draw:gradient-step-count="0" draw:opacity="50%"/>
      <style:paragraph-properties fo:text-align="center"/>
      <style:text-properties style:font-name="Ananda Black"/>
    </style:style>
    <style:style style:name="P4" style:family="paragraph">
      <style:paragraph-properties fo:text-align="start"/>
    </style:style>
    <style:style style:name="P5" style:family="paragraph">
      <loext:graphic-properties draw:fill="gradient" draw:fill-color="#729fcf" draw:fill-gradient-name="Gradient_20_1" draw:gradient-step-count="0" draw:opacity="50%"/>
      <style:paragraph-properties fo:text-align="start"/>
      <style:text-properties style:font-name="Ananda Black"/>
    </style:style>
    <style:style style:name="T1" style:family="text">
      <style:text-properties style:font-name="Ananda Black" fo:font-size="96pt" style:font-size-asian="96pt" style:font-size-complex="96pt"/>
    </style:style>
    <style:style style:name="T2" style:family="text">
      <style:text-properties style:font-name="Ananda Black" fo:font-size="28pt" style:font-size-asian="28pt" style:font-size-complex="28pt"/>
    </style:style>
    <style:style style:name="T3" style:family="text">
      <style:text-properties style:font-name="Ananda Black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30.48cm" svg:height="19.048cm" svg:x="-1.27cm" svg:y="-0.635cm">
          <draw:image xlink:href="Pictures/1000000000000190000000FA9544B442.jpg" xlink:type="simple" xlink:show="embed" xlink:actuate="onLoad" draw:mime-type="image/jpeg">
            <text:p/>
          </draw:image>
        </draw:frame>
        <draw:rect draw:style-name="gr2" draw:text-style-name="P3" xml:id="id1" draw:id="id1" draw:layer="layout" svg:width="24.13cm" svg:height="5.715cm" svg:x="1.935cm" svg:y="5.018cm" draw:corner-radius="0.5cm">
          <text:p text:style-name="P2"><text:span text:style-name="T1">iowjeoicw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30.48cm" svg:height="19.048cm" svg:x="-1.27cm" svg:y="-0.635cm">
          <draw:image xlink:href="Pictures/1000000000000190000000FA9544B442.jpg" xlink:type="simple" xlink:show="embed" xlink:actuate="onLoad" draw:mime-type="image/jpeg">
            <text:p/>
          </draw:image>
        </draw:frame>
        <draw:rect draw:style-name="gr4" draw:text-style-name="P5" xml:id="id2" draw:id="id2" draw:layer="layout" svg:width="10.795cm" svg:height="12.065cm" svg:x="0.635cm" svg:y="3.285cm" draw:corner-radius="0.5cm">
          <text:p text:style-name="P4"><text:span text:style-name="T2">iowjeoicw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</anim:seq>
        </anim:par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30.48cm" svg:height="19.048cm" svg:x="-1.27cm" svg:y="-0.635cm">
          <draw:image xlink:href="Pictures/1000000000000190000000FA9544B442.jpg" xlink:type="simple" xlink:show="embed" xlink:actuate="onLoad" draw:mime-type="image/jpeg">
            <text:p/>
          </draw:image>
        </draw:frame>
        <draw:rect draw:style-name="gr4" draw:text-style-name="P5" xml:id="id3" draw:id="id3" draw:layer="layout" svg:width="10.22cm" svg:height="12.315cm" svg:x="17.145cm" svg:y="2.29cm" draw:corner-radius="0.5cm">
          <text:p text:style-name="P4"><text:span text:style-name="T2">iowjeoicw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</anim:seq>
        </anim:par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30.48cm" svg:height="19.048cm" svg:x="-1.27cm" svg:y="-0.635cm">
          <draw:image xlink:href="Pictures/1000000000000190000000FA9544B442.jpg" xlink:type="simple" xlink:show="embed" xlink:actuate="onLoad" draw:mime-type="image/jpeg">
            <text:p/>
          </draw:image>
        </draw:frame>
        <draw:rect draw:style-name="gr4" draw:text-style-name="P5" xml:id="id4" draw:id="id4" draw:layer="layout" svg:width="11.3cm" svg:height="13.335cm" svg:x="1.4cm" svg:y="1.27cm" draw:corner-radius="0.5cm">
          <text:p text:style-name="P4"><text:span text:style-name="T2">iowjeoicw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</anim:seq>
        </anim:par>
        <presentation:notes draw:style-name="dp1">
          <draw:page-thumbnail draw:style-name="gr3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30.48cm" svg:height="19.048cm" svg:x="-1.27cm" svg:y="-0.635cm">
          <draw:image xlink:href="Pictures/1000000000000190000000FA9544B442.jpg" xlink:type="simple" xlink:show="embed" xlink:actuate="onLoad" draw:mime-type="image/jpeg">
            <text:p/>
          </draw:image>
        </draw:frame>
        <draw:rect draw:style-name="gr4" draw:text-style-name="P5" xml:id="id5" draw:id="id5" draw:layer="layout" svg:width="11.49cm" svg:height="13.335cm" svg:x="15.815cm" svg:y="1.27cm" draw:corner-radius="0.5cm">
          <text:p text:style-name="P4"><text:span text:style-name="T2">iowjeoicw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</anim:seq>
        </anim:par>
        <presentation:notes draw:style-name="dp1">
          <draw:page-thumbnail draw:style-name="gr3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30.48cm" svg:height="19.048cm" svg:x="-1.27cm" svg:y="-0.635cm">
          <draw:image xlink:href="Pictures/1000000000000190000000FA9544B442.jpg" xlink:type="simple" xlink:show="embed" xlink:actuate="onLoad" draw:mime-type="image/jpeg">
            <text:p/>
          </draw:image>
        </draw:frame>
        <draw:rect draw:style-name="gr4" draw:text-style-name="P5" xml:id="id6" draw:id="id6" draw:layer="layout" svg:width="12.7cm" svg:height="13.335cm" svg:x="0.635cm" svg:y="1.27cm" draw:corner-radius="0.5cm">
          <text:p text:style-name="P4"><text:span text:style-name="T2">iowjeoicw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</anim:seq>
        </anim:par>
        <presentation:notes draw:style-name="dp1">
          <draw:page-thumbnail draw:style-name="gr3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30.48cm" svg:height="19.048cm" svg:x="-1.27cm" svg:y="-0.635cm">
          <draw:image xlink:href="Pictures/1000000000000190000000FA9544B442.jpg" xlink:type="simple" xlink:show="embed" xlink:actuate="onLoad" draw:mime-type="image/jpeg">
            <text:p/>
          </draw:image>
        </draw:frame>
        <draw:rect draw:style-name="gr2" draw:text-style-name="P3" xml:id="id7" draw:id="id7" draw:layer="layout" svg:width="26.065cm" svg:height="4.383cm" svg:x="0.835cm" svg:y="6.35cm" draw:corner-radius="0.5cm">
          <text:p text:style-name="P2"><text:span text:style-name="T3">Tha</text:span><text:span text:style-name="T3">nk </text:span><text:span text:style-name="T3">Yo</text:span><text:span text:style-name="T3">u </text:span><text:span text:style-name="T3">For </text:span><text:span text:style-name="T3">List</text:span><text:span text:style-name="T3">enin</text:span><text:span text:style-name="T3">g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</anim:seq>
        </anim:par>
        <presentation:notes draw:style-name="dp1">
          <draw:page-thumbnail draw:style-name="gr3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nanda Black" svg:font-family="'Ananda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bbe33d" draw:end-color="#808080" draw:start-intensity="100%" draw:end-intensity="100%" draw:angle="30deg" draw:border="0%">
      <loext:gradient-stop svg:offset="0" loext:color-type="rgb" loext:color-value="#bbe33d"/>
      <loext:gradient-stop svg:offset="1" loext:color-type="rgb" loext:color-value="#80808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9T12:53:03.026509149</meta:creation-date>
    <dc:date>2025-10-19T13:00:21.027153709</dc:date>
    <meta:editing-duration>PT7M19S</meta:editing-duration>
    <meta:editing-cycles>2</meta:editing-cycles>
    <meta:generator>LibreOffice/25.8.2.1$Linux_X86_64 LibreOffice_project/580$Build-1</meta:generator>
    <meta:document-statistic meta:object-count="63"/>
  </office:meta>
</office:document-meta>
</file>